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Tahoma1" svg:font-family="Tahoma"/>
    <style:font-face style:name="Helvetica" svg:font-family="Helvetica" style:font-family-generic="swiss"/>
    <style:font-face style:name="Helvetica-Bold" svg:font-family="Helvetica-Bold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" style:family="table">
      <style:table-properties style:width="6.6924in" table:align="margins"/>
    </style:style>
    <style:style style:name="FR.A" style:family="table-column">
      <style:table-column-properties style:column-width="0.7639in" style:rel-column-width="7480*"/>
    </style:style>
    <style:style style:name="FR.B" style:family="table-column">
      <style:table-column-properties style:column-width="5.9285in" style:rel-column-width="58055*"/>
    </style:style>
    <style:style style:name="FR.A1" style:family="table-cell" style:data-style-name="N100">
      <style:table-cell-properties fo:padding="0.0382in" fo:border-left="0.0007in solid #000000" fo:border-right="none" fo:border-top="0.0007in solid #000000" fo:border-bottom="0.0007in solid #000000"/>
    </style:style>
    <style:style style:name="FR.B1" style:family="table-cell">
      <style:table-cell-properties fo:padding="0.0382in" fo:border="0.0007in solid #000000"/>
    </style:style>
    <style:style style:name="FR.A2" style:family="table-cell" style:data-style-name="N100">
      <style:table-cell-properties fo:padding="0.0382in" fo:border-left="0.0007in solid #000000" fo:border-right="none" fo:border-top="none" fo:border-bottom="0.0007in solid #000000"/>
    </style:style>
    <style:style style:name="FR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" style:family="table">
      <style:table-properties style:width="6.6924in" table:align="margins"/>
    </style:style>
    <style:style style:name="Table1.A" style:family="table-column">
      <style:table-column-properties style:column-width="0.7639in" style:rel-column-width="7480*"/>
    </style:style>
    <style:style style:name="Table1.B" style:family="table-column">
      <style:table-column-properties style:column-width="5.9285in" style:rel-column-width="58055*"/>
    </style:style>
    <style:style style:name="Table1.A1" style:family="table-cell" style:data-style-name="N100">
      <style:table-cell-properties fo:padding="0.0382in" fo:border-left="0.0007in solid #000000" fo:border-right="none" fo:border-top="0.0007in solid #000000" fo:border-bottom="0.0007in solid #000000"/>
    </style:style>
    <style:style style:name="Table1.B1" style:family="table-cell">
      <style:table-cell-properties fo:padding="0.0382in" fo:border="0.0007in solid #000000"/>
    </style:style>
    <style:style style:name="Table1.A2" style:family="table-cell" style:data-style-name="N100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paragraph-properties style:text-autospace="none">
        <style:tab-stops>
          <style:tab-stop style:position="0.1252in"/>
        </style:tab-stops>
      </style:paragraph-properties>
      <style:text-properties fo:color="#000000" style:text-outline="false" style:text-position="0% 100%" style:font-name="Helvetica" fo:font-size="11pt" fo:letter-spacing="normal" style:text-underline-style="none" fo:font-weight="normal" style:letter-kerning="false" style:font-name-asian="Helvetica" style:font-size-asian="11pt" style:font-weight-asian="normal" style:font-name-complex="Helvetica" style:font-size-complex="11pt" style:font-weight-complex="normal"/>
    </style:style>
    <style:style style:name="P2" style:family="paragraph" style:parent-style-name="Standard">
      <style:paragraph-properties style:text-autospace="none">
        <style:tab-stops>
          <style:tab-stop style:position="0.1252in"/>
        </style:tab-stops>
      </style:paragraph-properties>
      <style:text-properties fo:color="#000000" style:text-outline="false" style:text-position="0% 100%" style:font-name="Helvetica" fo:font-size="11pt" fo:letter-spacing="normal" fo:language="de" fo:country="DE" style:text-underline-style="none" fo:font-weight="normal" style:letter-kerning="false" style:font-name-asian="Helvetica" style:font-size-asian="11pt" style:font-weight-asian="normal" style:font-name-complex="Helvetica" style:font-size-complex="11pt" style:font-weight-complex="normal"/>
    </style:style>
    <style:style style:name="P3" style:family="paragraph" style:parent-style-name="Standard">
      <style:paragraph-properties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text-outline="false" style:text-position="-18% 100%" style:font-name="Helvetica" fo:font-size="11pt" fo:letter-spacing="normal" fo:language="de" fo:country="DE" style:text-underline-style="none" fo:font-weight="normal" style:letter-kerning="false" style:font-name-asian="Helvetica" style:font-size-asian="11pt" style:font-weight-asian="normal" style:font-name-complex="Helvetica" style:font-size-complex="11pt" style:font-weight-complex="normal"/>
    </style:style>
    <style:style style:name="P4" style:family="paragraph" style:parent-style-name="Table_20_Contents">
      <style:text-properties style:font-name="Helvetica" fo:font-size="11pt" fo:language="de" fo:country="DE" style:font-name-asian="Helvetica" style:font-size-asian="11pt" style:font-name-complex="Helvetica" style:font-size-complex="11pt"/>
    </style:style>
    <style:style style:name="P5" style:family="paragraph" style:parent-style-name="Table_20_Heading">
      <style:text-properties style:font-name="Helvetica" fo:font-size="11pt" fo:language="de" fo:country="DE" style:font-name-asian="Helvetica" style:font-size-asian="11pt" style:font-name-complex="Helvetica" style:font-size-complex="11pt"/>
    </style:style>
    <style:style style:name="P6" style:family="paragraph" style:parent-style-name="Table_20_Contents">
      <style:text-properties style:font-name="Helvetica" fo:font-size="11pt" fo:language="de" fo:country="DE" style:font-name-asian="Helvetica" style:font-size-asian="11pt" style:font-name-complex="Helvetica" style:font-size-complex="11pt"/>
    </style:style>
    <style:style style:name="T1" style:family="text">
      <style:text-properties style:font-name="Helvetica" style:font-name-asian="Helvetica" style:font-name-complex="Helvetica"/>
    </style:style>
    <style:style style:name="T2" style:family="text">
      <style:text-properties style:font-name="Helvetica" fo:language="de" fo:country="DE" style:font-name-asian="Helvetica" style:font-name-complex="Helvetica"/>
    </style:style>
    <number:text-style style:name="N100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span text:style-name="T1">A</text:span><text:span text:style-name="T2">nforderungen</text:span></text:h>
      <table:table table:name="FR" table:style-name="FR">
        <table:table-column table:style-name="FR.A"/>
        <table:table-column table:style-name="FR.B"/>
        <table:table-header-rows>
          <table:table-row>
            <table:table-cell table:style-name="FR.A1" office:value-type="float" office:value="0">
              <text:p text:style-name="P5">NFR</text:p>
            </table:table-cell>
            <table:table-cell table:style-name="FR.B1" office:value-type="string">
              <text:p text:style-name="P5">Non Functional Requirement</text:p>
            </table:table-cell>
          </table:table-row>
        </table:table-header-rows>
        <table:table-row>
          <table:table-cell table:style-name="FR.A2" office:value-type="float" office:value="1">
            <text:p text:style-name="P4">01</text:p>
          </table:table-cell>
          <table:table-cell table:style-name="FR.B2" office:value-type="string">
            <text:p text:style-name="P2">Das Tank System soll pro Tanksäule ein Bezahlterminal haben. </text:p>
          </table:table-cell>
        </table:table-row>
        <table:table-row>
          <table:table-cell table:style-name="FR.A2" office:value-type="float" office:value="2">
            <text:p text:style-name="P4">02</text:p>
          </table:table-cell>
          <table:table-cell table:style-name="FR.B2" office:value-type="string">
            <text:p text:style-name="P2">Das Tank System soll das Tanken jeweils von Mo-So von 0-24Uhr ermöglichen</text:p>
          </table:table-cell>
        </table:table-row>
        <table:table-row>
          <table:table-cell table:style-name="FR.A2" office:value-type="float" office:value="3">
            <text:p text:style-name="P4">03</text:p>
          </table:table-cell>
          <table:table-cell table:style-name="FR.B2" office:value-type="string">
            <text:p text:style-name="P2">Die “Quittung” soll innerhalb 1 Minute nach Abschluss des Tankvorganges an das</text:p>
          </table:table-cell>
        </table:table-row>
        <table:table-row>
          <table:table-cell table:style-name="FR.A2" office:value-type="float" office:value="4">
            <text:p text:style-name="P4">04</text:p>
          </table:table-cell>
          <table:table-cell table:style-name="FR.B2" office:value-type="string">
            <text:p text:style-name="P2">Buchhaltungs System übermittel werden. </text:p>
          </table:table-cell>
        </table:table-row>
        <table:table-row>
          <table:table-cell table:style-name="FR.A2" office:value-type="float" office:value="5">
            <text:p text:style-name="P4">05</text:p>
          </table:table-cell>
          <table:table-cell table:style-name="FR.B2" office:value-type="string">
            <text:p text:style-name="P2">Der Zählerstand der Tanksäulen und Benutzerdaten dürfen bei einem Stromausfall nicht verloren gehen</text:p>
          </table:table-cell>
        </table:table-row>
        <table:table-row>
          <table:table-cell table:style-name="FR.A2" office:value-type="float" office:value="6">
            <text:p text:style-name="P4">06</text:p>
          </table:table-cell>
          <table:table-cell table:style-name="FR.B2" office:value-type="string">
            <text:p text:style-name="P2">Das Tank System soll zu 95% Betriebsbereit sein</text:p>
          </table:table-cell>
        </table:table-row>
        <table:table-row>
          <table:table-cell table:style-name="FR.A2" office:value-type="float" office:value="0">
            <text:p text:style-name="P4">07</text:p>
          </table:table-cell>
          <table:table-cell table:style-name="FR.B2" office:value-type="string">
            <text:p text:style-name="P2">Die Antwortzeit des Benutzerinterfaces soll max 0.5 Sek betragen</text:p>
          </table:table-cell>
        </table:table-row>
        <table:table-row>
          <table:table-cell table:style-name="FR.A2" office:value-type="float" office:value="0">
            <text:p text:style-name="P4">08</text:p>
          </table:table-cell>
          <table:table-cell table:style-name="FR.B2" office:value-type="string">
            <text:p text:style-name="P2">Die Firmenkarte soll mittels einer Pin Nummer geschützt sein</text:p>
          </table:table-cell>
        </table:table-row>
        <table:table-row>
          <table:table-cell table:style-name="FR.A2" office:value-type="float" office:value="0">
            <text:p text:style-name="P4">09</text:p>
          </table:table-cell>
          <table:table-cell table:style-name="FR.B2" office:value-type="string">
            <text:p text:style-name="P2">Von dem Tank System soll täglich ein Backup erstellt werden</text:p>
          </table:table-cell>
        </table:table-row>
        <table:table-row>
          <table:table-cell table:style-name="FR.A2" office:value-type="float" office:value="0">
            <text:p text:style-name="P4">10</text:p>
          </table:table-cell>
          <table:table-cell table:style-name="FR.B2" office:value-type="string">
            <text:p text:style-name="P3">Der Tankwart kann eine Liste mit verschiedene Benzinlieferant erfassen</text:p>
          </table:table-cell>
        </table:table-row>
        <table:table-row>
          <table:table-cell table:style-name="FR.A2" office:value-type="float" office:value="0">
            <text:p text:style-name="P4">11</text:p>
          </table:table-cell>
          <table:table-cell table:style-name="FR.B2" office:value-type="string">
            <text:p text:style-name="P3">Der Tankwart kann den Bevorzugten Benzinlieferant definieren</text:p>
          </table:table-cell>
        </table:table-row>
        <table:table-row>
          <table:table-cell table:style-name="FR.A2" office:value-type="float" office:value="0">
            <text:p text:style-name="P4">12</text:p>
          </table:table-cell>
          <table:table-cell table:style-name="FR.B2" office:value-type="string">
            <text:p text:style-name="P4">Der Kunde kann mittels Bargeld oder Maestro bezahlen</text:p>
          </table:table-cell>
        </table:table-row>
        <table:table-row>
          <table:table-cell table:style-name="FR.A2" office:value-type="float" office:value="0">
            <text:p text:style-name="P4">13</text:p>
          </table:table-cell>
          <table:table-cell table:style-name="FR.B2" office:value-type="string">
            <text:p text:style-name="P4">Der Mittarbeiter kann Benzin auf Lohnabzug beziehen</text:p>
          </table:table-cell>
        </table:table-row>
      </table:table>
      <text:p text:style-name="P2"/>
      <text:p text:style-name="P1"/>
      <text:p text:style-name="P1"/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float" office:value="0">
              <text:p text:style-name="P5">FR</text:p>
            </table:table-cell>
            <table:table-cell table:style-name="Table1.B1" office:value-type="string">
              <text:p text:style-name="P5">Functional Requirement</text:p>
            </table:table-cell>
          </table:table-row>
        </table:table-header-rows>
        <table:table-row>
          <table:table-cell table:style-name="Table1.A2" office:value-type="float" office:value="1">
            <text:p text:style-name="P4">01</text:p>
          </table:table-cell>
          <table:table-cell table:style-name="Table1.B2" office:value-type="string">
            <text:p text:style-name="P2">Wenn die Quittung Papierrolle zu 90% aufgebraucht ist, soll dies dem Anlagen System gemeldet werden.</text:p>
          </table:table-cell>
        </table:table-row>
        <table:table-row>
          <table:table-cell table:style-name="Table1.A2" office:value-type="float" office:value="2">
            <text:p text:style-name="P4">02</text:p>
          </table:table-cell>
          <table:table-cell table:style-name="Table1.B2" office:value-type="string">
            <text:p text:style-name="P2">Das Tank System muss fähig sein auf Wunsch des Kunden die Benutzerführung in <text:s/>DE, EN, IT <text:s/>Sprache dar zu stellen</text:p>
          </table:table-cell>
        </table:table-row>
        <table:table-row>
          <table:table-cell table:style-name="Table1.A2" office:value-type="float" office:value="3">
            <text:p text:style-name="P4">03</text:p>
          </table:table-cell>
          <table:table-cell table:style-name="Table1.B2" office:value-type="string">
            <text:p text:style-name="P2">Wenn die Quittung Papierrolle zu 90% aufgebraucht ist, soll dies dem Anlagen System gemeldet werden.</text:p>
          </table:table-cell>
        </table:table-row>
        <table:table-row>
          <table:table-cell table:style-name="Table1.A2" office:value-type="float" office:value="4">
            <text:p text:style-name="P4">04</text:p>
          </table:table-cell>
          <table:table-cell table:style-name="Table1.B2" office:value-type="string">
            <text:p text:style-name="P2">Das Tank System muss fähig sein auf Wunsch des Kunden die Benutzerführung in <text:s/>DE, EN, IT <text:s/>Sprache dar zu stellen</text:p>
          </table:table-cell>
        </table:table-row>
        <table:table-row>
          <table:table-cell table:style-name="Table1.A2" office:value-type="float" office:value="0">
            <text:p text:style-name="P4">05</text:p>
          </table:table-cell>
          <table:table-cell table:style-name="Table1.B2" office:value-type="string">
            <text:p text:style-name="P2">Bei Ausfall des Buchhaltungs System soll das Tank System das Tanken verhindern</text:p>
          </table:table-cell>
        </table:table-row>
        <table:table-row>
          <table:table-cell table:style-name="Table1.A2" office:value-type="float" office:value="0">
            <text:p text:style-name="P4">06</text:p>
          </table:table-cell>
          <table:table-cell table:style-name="Table1.B2" office:value-type="string">
            <text:p text:style-name="P2">Das Tank System soll ermöglichen für Angestellte ein maximales Tankvolumen aus dem Personalsystem ab zu rufen</text:p>
          </table:table-cell>
        </table:table-row>
        <table:table-row>
          <table:table-cell table:style-name="Table1.A2" office:value-type="float" office:value="0">
            <text:p text:style-name="P4">07</text:p>
          </table:table-cell>
          <table:table-cell table:style-name="Table1.B2" office:value-type="string">
            <text:p text:style-name="P2">Wenn der Angestellter Tanken möchte, soll das System den Angestellten mittels der Firmenkarte und Pin Nummer authentifizieren.</text:p>
          </table:table-cell>
        </table:table-row>
        <table:table-row>
          <table:table-cell table:style-name="Table1.A2" office:value-type="float" office:value="0">
            <text:p text:style-name="P4">08</text:p>
          </table:table-cell>
          <table:table-cell table:style-name="Table1.B2" office:value-type="string">
            <text:p text:style-name="P2">Das System muss fähig sein die Authentifizierungs- Daten sicher vom Personal System ab zu fragen</text:p>
          </table:table-cell>
        </table:table-row>
        <table:table-row>
          <table:table-cell table:style-name="Table1.A2" office:value-type="float" office:value="0">
            <text:p text:style-name="P4">09</text:p>
          </table:table-cell>
          <table:table-cell table:style-name="Table1.B2" office:value-type="string">
            <text:p text:style-name="P2">Das System soll fähig sein Statistiken pro Angestellter oder Firmenfahrzeug zu erstellen</text:p>
          </table:table-cell>
        </table:table-row>
        <table:table-row>
          <table:table-cell table:style-name="Table1.A2" office:value-type="float" office:value="0">
            <text:p text:style-name="P4">10</text:p>
          </table:table-cell>
          <table:table-cell table:style-name="Table1.B2" office:value-type="string">
            <text:p text:style-name="P2">Das System soll fähig sein dem Angestellten nach Abschluss des Tankvorganges ein E-mail als Quittung zu senden</text:p>
          </table:table-cell>
        </table:table-row>
        <table:table-row>
          <table:table-cell table:style-name="Table1.A2" office:value-type="float" office:value="0">
            <text:p text:style-name="P4">11</text:p>
          </table:table-cell>
          <table:table-cell table:style-name="Table1.B2" office:value-type="string">
            <text:p text:style-name="P2">Vor der Betankung muss das Tank System sicher stellen, dass der Mindeststand der Benzinart noch 200 Liter beträgt, ansonsten muss der Tankvorgang blockiert werden. </text:p>
          </table:table-cell>
        </table:table-row>
        <table:table-row>
          <table:table-cell table:style-name="Table1.A2" office:value-type="float" office:value="0">
            <text:p text:style-name="P4">12</text:p>
          </table:table-cell>
          <table:table-cell table:style-name="Table1.B2" office:value-type="string">
            <text:p text:style-name="P2">Wenn das Tank System ein Fehler registriert soll dem Anlagen System eine Meldung gesendet werden</text:p>
          </table:table-cell>
        </table:table-row>
        <table:table-row>
          <table:table-cell table:style-name="Table1.A2" office:value-type="float" office:value="0">
            <text:p text:style-name="P4">13</text:p>
          </table:table-cell>
          <table:table-cell table:style-name="Table1.B2" office:value-type="string">
            <text:p text:style-name="P2">Wenn der Benutzer die Pin Nummer 3x falsch eingibt soll das Tank System die Karte Sperren</text:p>
          </table:table-cell>
        </table:table-row>
        <table:table-row>
          <table:table-cell table:style-name="Table1.A2" office:value-type="float" office:value="0">
            <text:p text:style-name="P4">14</text:p>
          </table:table-cell>
          <table:table-cell table:style-name="Table1.B2" office:value-type="string">
            <text:p text:style-name="P2">Wenn der Benzinstand im Tank den Minimum Level unter steigt, soll das System automatisch eine Bestellung beim Benzinlieferanten auslösen. </text:p>
          </table:table-cell>
        </table:table-row>
        <table:table-row>
          <table:table-cell table:style-name="Table1.A2" office:value-type="float" office:value="0">
            <text:p text:style-name="P4">15</text:p>
          </table:table-cell>
          <table:table-cell table:style-name="Table1.B2" office:value-type="string">
            <text:p text:style-name="P2">Wenn eine Benzinbestellung ausgelöst wurde, muss der Tank zuerst gefüllt werden <text:soft-page-break/>bevor die nächste Bestellung für diesen Tank ausgelöst werden kann. </text:p>
          </table:table-cell>
        </table:table-row>
        <table:table-row>
          <table:table-cell table:style-name="Table1.A2" office:value-type="float" office:value="0">
            <text:p text:style-name="P4">16</text:p>
          </table:table-cell>
          <table:table-cell table:style-name="Table1.B2" office:value-type="string">
            <text:p text:style-name="P2">Wenn eine Benzinbestellung gemacht wird soll ein e-mail an den Tankwart gesentet werden</text:p>
          </table:table-cell>
        </table:table-row>
        <table:table-row>
          <table:table-cell table:style-name="Table1.A2">
            <text:p text:style-name="P4"/>
          </table:table-cell>
          <table:table-cell table:style-name="Table1.B2" office:value-type="string">
            <text:p text:style-name="P2"/>
          </table:table-cell>
        </table:table-row>
        <table:table-row>
          <table:table-cell table:style-name="Table1.A2">
            <text:p text:style-name="P4"/>
          </table:table-cell>
          <table:table-cell table:style-name="Table1.B2" office:value-type="string">
            <text:p text:style-name="P2"/>
          </table:table-cell>
        </table:table-row>
        <table:table-row>
          <table:table-cell table:style-name="Table1.A2">
            <text:p text:style-name="P4"/>
          </table:table-cell>
          <table:table-cell table:style-name="Table1.B2" office:value-type="string">
            <text:p text:style-name="P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Helvetica" svg:font-family="Helvetica" style:font-family-generic="swiss"/>
    <style:font-face style:name="Helvetica-Bold" svg:font-family="Helvetica-Bold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Arial1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1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3-11-30T12:17:48</meta:creation-date>
    <dc:date>2013-11-30T13:21:44</dc:date>
    <meta:editing-duration>PT00H53M00S</meta:editing-duration>
    <meta:editing-cycles>8</meta:editing-cycles>
    <meta:generator>NeoOffice/3.4$Unix OpenOffice.org_project/Patch 0</meta:generator>
    <meta:document-statistic meta:table-count="2" meta:image-count="0" meta:object-count="0" meta:page-count="2" meta:paragraph-count="63" meta:word-count="422" meta:character-count="2690"/>
  </office:meta>
</office:document-meta>
</file>